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uctureStack.push( OActivity act , BpelObject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pelCompiler.resolveLink( String link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pelCompiler.ru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1">
            <text:p text:style-name="Table_20_Contents">3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pelCompiler.compileXslt( String docStr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pelCompiler.resolvePropertyAlias( OScope . Variable variable , QName property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pelCompiler.getSchemaSourc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pelCompiler.compile( TerminationHandler termination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pelCompiler.getSourceLoc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ompiler.resolveCorrelationSet( String cset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pelCompiler.createDefaultCompensateActivity( BpelObject source , String de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pelCompiler.resolvePartnerRoleOperation( final OPartnerLink partnerLink , final String operation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pelCompiler.compileExpr( Expression expression , boolean isJoinCondition , boolean isL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BpelCompiler.compile( final Variable src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BpelCompiler.compileExpr( Expression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ompiler.addWsdlImport( URI from , URI wsdlImport , SourceLocation slo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BpelCompiler.isMember( OScope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ompiler.compile( final PartnerLink plink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BpelCompiler.resolvePortType( final QName portTyp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pelCompiler.createDebugInfo( BpelObject bpelObject , String descrip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pelCompiler.compileJoinCondition( Expression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ompiler.registerActivityCompiler( Class defClass , ActivityGenerator gener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pelCompiler.compile( OActivity context , BpelObject source , Runnable ru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tructureStack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pelCompiler.findActivityGen( Activity 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pelCompiler.apply( Part pa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pelCompiler.getExpressionLanguage( Expression ex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pelCompiler.resolveElementType( QName faultVariableElement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pelCompiler.setResourceFinder( ResourceFinder fin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pelCompiler.getActivitySt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uctureStack.p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ompiler.setCustomProperties( Map &lt; QName , Node &gt; custom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ompiler.getCur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uctureStack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ompiler.compile( final OnEvent onEvent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1">
            <text:p text:style-name="Table_20_Contents">1</text:p>
          </table:table-cell>
          <table:table-cell office:value-type="float" office:value="81">
            <text:p text:style-name="Table_20_Contents">81</text:p>
          </table:table-cell>
        </table:table-row>
        <table:table-row>
          <table:table-cell office:value-type="string">
            <text:p text:style-name="Table_20_Contents">BpelCompiler.addXsdImport( URI from , URI location , SourceLocation slo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BpelCompiler.compile( final Activity sourc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BpelCompiler.compileSLC( final ScopeLikeActivity source , final OScope . Variable [ ] variabl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BpelCompiler.loadXsltSheet( URI ur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BpelCompiler.compile( CorrelationSet c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pelCompiler.resolvePart( OScope . Variable var , String part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ructureStack.top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ompiler.resolveXsdType( QName type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pelCompiler.resolveMessageVariable( String inputVa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ructureStack.topActiv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ompiler.compile( final OnAlarm onAlarm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BpelCompiler.getWsdlDefini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pelCompiler.compileLinks( Activity sour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pelCompiler.resolveMessageVariable( String inputVar , QName messag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uctureStack.scopeSt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pelCompiler.setExtensionValidators( Map &lt; QName , ExtensionValidator &gt; valida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pelCompiler.registerExpressionLanguage( String expLangUri ,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pelCompiler.compile( final Process process , ResourceFinder rf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5">
            <text:p text:style-name="Table_20_Contents">5</text:p>
          </table:table-cell>
          <table:table-cell office:value-type="float" office:value="112">
            <text:p text:style-name="Table_20_Contents">112</text:p>
          </table:table-cell>
        </table:table-row>
        <table:table-row>
          <table:table-cell office:value-type="string">
            <text:p text:style-name="Table_20_Contents">BpelCompiler.resolveHeaderPart( OScope . Variable var , String par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pelCompiler.recoveredFromError( SourceLocation where , CompilationException bc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BpelCompiler.compile( CompensationHandler compensation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pelCompiler.constantExpr( boolean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pelCompiler.resolveProperty( QName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pelCompiler.BpelCompiler( WSDLFactory4BPEL wsdl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pelCompiler.resolveCompensatableScope( final String scopeToCompens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pelCompiler.compileLinkSource( LinkSource linksr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pelCompiler.resolveMyRoleOperation( final OPartnerLink partnerLink , final String operation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pelCompiler.compileExpr( String expr , NSContext n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uctureStack.topSco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uctureStack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ompiler.resolveMessageType( QName message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BpelCompiler.makeConsta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tructureStack.rootSco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pelCompiler.isPartnerLinkAssigned( String plink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pelCompiler.resolvePartnerLinkType( QName partnerLink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pelCompiler.compile( URI current , Import impr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BpelCompiler.getAccessibleVariabl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pelCompiler.compile( FaultHandler fh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">
            <text:p text:style-name="Table_20_Contents">2</text:p>
          </table:table-cell>
          <table:table-cell office:value-type="float" office:value="82">
            <text:p text:style-name="Table_20_Contents">82</text:p>
          </table:table-cell>
        </table:table-row>
        <table:table-row>
          <table:table-cell office:value-type="string">
            <text:p text:style-name="Table_20_Contents">BpelCompiler.resolveVariable( String var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pelCompiler.getCompile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ompiler.createName( Activity source , String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pelCompiler.compile( PropertyAlias src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BpelCompiler.setCompileListener( CompileListener compil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ompiler.resolvePartnerLink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pelCompiler.isMember( Operation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pelCompiler.compileLValueExpr( Expression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ompiler.getOPro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uctureStack.oscope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pelCompiler.compileActivity( final boolean doLinks , final Activity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pelCompiler.compileLinkTarget( LinkTarget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pelCompiler.getProcessD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Compiler.findExpLangCompiler( String expLa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pelCompiler.compileScope( final OScope oscope , final Scope src , final Runnable init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">
            <text:p text:style-name="Table_20_Contents">2</text:p>
          </table:table-cell>
          <table:table-cell office:value-type="float" office:value="81">
            <text:p text:style-name="Table_20_Contents">81</text:p>
          </table:table-cell>
        </table:table-row>
        <table:table-row>
          <table:table-cell office:value-type="string">
            <text:p text:style-name="Table_20_Contents">BpelCompiler.compile( Property propert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pelCompiler.compileExtVar( Variable sr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pelCompiler.registerExpressionLanguage( String expLangUri , ExpressionCompiler expressionCompi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